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a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@city, @day de @month de @year</text:p>
      <text:h text:style-name="Heading_20_3" text:outline-level="3">INTERVENEN:</text:h>
      <text:p text:style-name="First_20_paragraph">D'una part, @name-person-donor, @position-person-donor i representant de @name-company-donor (en endavant @abbreviation-company-donor), amb domicili social al carrer @street-donor @streetnumber-donor de @city-donor i CIF @vat-donor, en endavant, la part CEDENT.</text:p>
      <text:p text:style-name="Text_20_body">D’altra part, @name-person-manager en representació de @name-company-manager, amb seu a @street-manager, @streetnumber-manager de @city-manager i CIF @vat-manager, en endavant la part CESSIONÀRIA.</text:p>
      <text:h text:style-name="Heading_20_3" text:outline-level="3">MANIFESTEN:</text:h>
      <text:p text:style-name="First_20_paragraph">La cessionària és:<text:line-break/>&gt; <text:span text:style-name="T1">explicació</text:span><text:span text:style-name="T2"> </text:span><text:span text:style-name="T3">del</text:span><text:span text:style-name="T4"> </text:span><text:span text:style-name="T5">tipus</text:span><text:span text:style-name="T6"> </text:span><text:span text:style-name="T7">d’entitat</text:span><text:span text:style-name="T8"> </text:span><text:span text:style-name="T9">què</text:span><text:span text:style-name="T10"> </text:span><text:span text:style-name="T11">és,</text:span><text:span text:style-name="T12"> </text:span><text:span text:style-name="T13">quina</text:span><text:span text:style-name="T14"> </text:span><text:span text:style-name="T15">és</text:span><text:span text:style-name="T16"> </text:span><text:span text:style-name="T17">la</text:span><text:span text:style-name="T18"> </text:span><text:span text:style-name="T19">seva</text:span><text:span text:style-name="T20"> </text:span><text:span text:style-name="T21">missió</text:span><text:span text:style-name="T22"> </text:span><text:span text:style-name="T23">i</text:span><text:span text:style-name="T24"> </text:span><text:span text:style-name="T25">la</text:span><text:span text:style-name="T26"> </text:span><text:span text:style-name="T27">finalitat</text:span><text:span text:style-name="T28"> </text:span><text:span text:style-name="T29">d’interès</text:span><text:span text:style-name="T30"> </text:span><text:span text:style-name="T31">públic</text:span><text:span text:style-name="T32"> </text:span><text:span text:style-name="T33">i</text:span><text:span text:style-name="T34"> </text:span><text:span text:style-name="T35">social</text:span><text:span text:style-name="T36"> </text:span><text:span text:style-name="T37">per</text:span><text:span text:style-name="T38"> </text:span><text:span text:style-name="T39">al</text:span><text:span text:style-name="T40"> </text:span><text:span text:style-name="T41">compliment</text:span><text:span text:style-name="T42"> </text:span><text:span text:style-name="T43">de</text:span><text:span text:style-name="T44"> </text:span><text:span text:style-name="T45">la</text:span><text:span text:style-name="T46"> </text:span><text:span text:style-name="T47">qual</text:span><text:span text:style-name="T48"> </text:span><text:span text:style-name="T49">està</text:span><text:span text:style-name="T50"> </text:span><text:span text:style-name="T51">interessada</text:span><text:span text:style-name="T52"> </text:span><text:span text:style-name="T53">en</text:span><text:span text:style-name="T54"> </text:span><text:span text:style-name="T55">la</text:span><text:span text:style-name="T56"> </text:span><text:span text:style-name="T57">donació</text:span><text:span text:style-name="T58"> </text:span><text:span text:style-name="T59">dels</text:span><text:span text:style-name="T60"> </text:span><text:span text:style-name="T61">equips</text:span><text:span text:style-name="T62"> </text:span><text:span text:style-name="T63">informàtics</text:span><text:span text:style-name="T64"> </text:span><text:span text:style-name="T65">de</text:span><text:span text:style-name="T66"> </text:span><text:span text:style-name="T67">la</text:span><text:span text:style-name="T68"> </text:span><text:span text:style-name="T69">cedent</text:span></text:p>
      <text:p text:style-name="Text_20_body">una organització independent i sense ànim de lucre que promou l’ús estratègic de les xarxes de comunicació i les tecnologies de la informació i comunicació (TIC) per al desenvolupament i la justícia social i vol facilitar el reaprofitament de maquinari en bon estat de funcionament per part d’entitats sense ànim de lucre i amb un fi social</text:p>
      <text:p text:style-name="Text_20_body">.....................................................................................................</text:p>
      <text:p text:style-name="Text_20_body">La cedent és propietària i prèviament ha utilitzat una gamma d'equips informàtics per al funcionament del seus serveis i activitats, equips completament amortitzats econòmicament i sense utilització actual.</text:p>
      <text:p text:style-name="Text_20_body">La cessionària està interessada en la donació dels equips per al compliment de les finalitats d’interès públic i social indicades en el paràgraf primer.</text:p>
      <text:p text:style-name="Text_20_body">En virtut del què s’ha exposat, ambdues parts, reconeixent-se recíprocament capacitat legal necessària per a obligar-se en representació de les respectives entitats, acorden subscriure el present acord de donació, que es regirà pels següents:</text:p>
      <text:h text:style-name="Heading_20_3" text:outline-level="3">PACTES</text:h>
      <text:h text:style-name="Heading_20_3" text:outline-level="3">1. OBJECTE</text:h>
      <text:p text:style-name="First_20_paragraph">1.1. La cedent fa donació de tots els seus drets, títols, interessos i beneficis en i per al maquinari a la cessionària per al compliment de les finalitats indicades i fa constar que no té cap valor comptable.</text:p>
      <text:h text:style-name="Heading_20_3" text:outline-level="3">2. CONDICIONS DE LA DONACIÓ</text:h>
      <text:p text:style-name="First_20_paragraph">2.1. La cessionària es compromet a complir totes les obligacions de la cedent en relació amb el maquinari i l'ús del mateix i a notificar el seu darrer destí, que pot ser:</text:p>
      <text:list text:style-name="L1">
        <text:list-item>
          <text:p text:style-name="P1">En el cas del maquinari <text:span text:style-name="T70">per</text:span><text:span text:style-name="T71"> </text:span><text:span text:style-name="T72">a</text:span><text:span text:style-name="T73"> </text:span><text:span text:style-name="T74">reutilitzar</text:span> donat als receptors, la cessionària informarà a la cedent de la ubicació geogràfica del maquinari, l'entitat que en fa reús i en cas que ja no s'usi, la data i ubicació del punt verd on s'ha portat a reciclar.</text:p>
        </text:list-item>
        <text:list-item>
          <text:p text:style-name="P1">En el cas del maquinari <text:span text:style-name="T75">per</text:span><text:span text:style-name="T76"> </text:span><text:span text:style-name="T77">a</text:span><text:span text:style-name="T78"> </text:span><text:span text:style-name="T79">reparar</text:span> donat als proveïdors, la cessionària informarà a la cedent de les dades del proveïdor, tipologia d'entitat i la ubicació geogràfica del proveïdor.</text:p>
        </text:list-item>
      </text:list>
      <text:p text:style-name="First_20_paragraph">2.2. La cessionària es compromet a fer tots els actes i gestions per tal de que:</text:p>
      <text:list text:style-name="L2">
        <text:list-item>
          <text:p text:style-name="P2">Els <text:span text:style-name="T80">receptors</text:span> allarguin el temps de vida útil del maquinari i arribat el punt que el maquinari els hi quedi obsolet i no hi hagi més demanda de reús, el portin a en un punt autoritzat de reciclatge.</text:p>
        </text:list-item>
        <text:list-item>
          <text:p text:style-name="P2">Els <text:span text:style-name="T81">proveïdors</text:span> prioritzin la reparació i preparació per a la reutilització al reciclatge.</text:p>
        </text:list-item>
      </text:list>
      <text:p text:style-name="First_20_paragraph">2.3. La cedent lliura els equips prèvia eliminació de les dades en compliment de la Llei de Protecció de dades de caràcter personal i eximeix a la cessionària d’aquesta responsabilitat, abans que els seus proveïdors iniciïn el procés de preparació per a la reutilització.</text:p>
      <text:p text:style-name="Text_20_body">2.4. La cedent permet a la cessionària que les entitats que proveeixen a aquestes de serveis informàtics puguin realitzar les tasques de 'posada a punt' del maquinari a les mateixes instal·lacions de la cedent i no requereix que la cessionària hi sigui presencialment. Aquestes tasques inclouen el diagnòstic, inventariat, destrucció de dades via sobreescriptura, l'etiquetatge i la instal·lació del sistema operatiu i no comporta haver d'obrir físicament l'equipament. Aquestes tasques es poden fer a raó de vuitanta equips informàtics per jornada de treball.</text:p>
      <text:p text:style-name="Text_20_body">2.5. En el moment de la cessió de bens, la cedent permet a la cessionària lliurar el maquinari a entitats que li proveeixen de serveis (proveïdors) i a les entitats receptores i aquest lliurament es pot realitzar a les mateixes instal·lacions de la cedent i no requereix que la cessionària hi sigui presencialment.</text:p>
      <text:p text:style-name="Text_20_body">2.6. La cedent dóna i assigna a la cessionària el maquinari que funciona i supera les proves de rendiment (per a reutilitzar), i el maquinari que no funciona o té baix rendiment (per a reparar) però que pot ser reparat, actualitzat o reciclat. La totalitat del maquinari per a reutilitzar és dóna als receptors, i la totalitat del maquinari per a reparar i/o reciclar, als proveïdors per a que el reparin, actualitzin o en facin el reciclatge adeqüat.</text:p>
      <text:h text:style-name="Heading_20_3" text:outline-level="3">3. CERTIFICATS</text:h>
      <text:p text:style-name="First_20_paragraph">3.1. <text:span text:style-name="T82">Certificat</text:span><text:span text:style-name="T83"> </text:span><text:span text:style-name="T84">de</text:span><text:span text:style-name="T85"> </text:span><text:span text:style-name="T86">lliurament</text:span><text:span text:style-name="T87"> </text:span><text:span text:style-name="T88">(albarà</text:span>): Quan la cedent dóna a la cessionària els equips, aquesta ha de lliurar telemàticament a la cedent un albarà, on constarà:</text:p>
      <text:list text:style-name="L3">
        <text:list-item>
          <text:p text:style-name="P3">La identificació del maquinari (número d’inventari de la cedent).</text:p>
        </text:list-item>
        <text:list-item>
          <text:p text:style-name="P3">La marca i model del maquinari cedit</text:p>
        </text:list-item>
        <text:list-item>
          <text:p text:style-name="P3">La identificació del maquinari del fabricant o el número de sèrie (identificador del fabricant), només pel maquinari considerat <text:span text:style-name="T89">per</text:span><text:span text:style-name="T90"> </text:span><text:span text:style-name="T91">a</text:span><text:span text:style-name="T92"> </text:span><text:span text:style-name="T93">reutilitzar</text:span>,</text:p>
        </text:list-item>
        <text:list-item>
          <text:p text:style-name="P3">El receptor i/o proveïdor de la cessionària a qui aquesta fa la cessió.</text:p>
        </text:list-item>
        <text:list-item>
          <text:p text:style-name="P3">La tipologia de maquinari que es defineix com a <text:span text:style-name="T94">per</text:span><text:span text:style-name="T95"> </text:span><text:span text:style-name="T96">a</text:span><text:span text:style-name="T97"> </text:span><text:span text:style-name="T98">reutilitzar</text:span><text:span text:style-name="T99"> </text:span><text:span text:style-name="T100">o</text:span><text:span text:style-name="T101"> </text:span><text:span text:style-name="T102">per</text:span><text:span text:style-name="T103"> </text:span><text:span text:style-name="T104">a</text:span><text:span text:style-name="T105"> </text:span><text:span text:style-name="T106">reparar.</text:span></text:p>
        </text:list-item>
      </text:list>
      <text:p text:style-name="First_20_paragraph">3.2. <text:span text:style-name="T107">Certificat</text:span><text:span text:style-name="T108"> </text:span><text:span text:style-name="T109">de</text:span><text:span text:style-name="T110"> </text:span><text:span text:style-name="T111">reciclatge:</text:span> Quan la cedent dóna a la cessionària el maquinari per a reparar (i fins a 10 dies naturals després de la donació), aquesta o els seus proveïdors han de lliurar digitalment a la cedent un certificat amb la relació del maquinari que s'ha enviat a reciclar i el que s'ha enviat a la posada a punt per a la reutilització i en aquest certificat constarà la relació de números d’inventari de la cedent així com la marca i el model del maquinari cedit.</text:p>
      <text:h text:style-name="Heading_20_3" text:outline-level="3">4. RESPONSABILITATS</text:h>
      <text:p text:style-name="First_20_paragraph">La cedent podrà repetir contra la cessionària tots els danys i perjudicis que derivin d’un incompliment per part d’aquesta en la seva gestió i obligacions contretes en el present acord en relació al maquinari.</text:p>
      <text:h text:style-name="Heading_20_3" text:outline-level="3">5. VIGÈNCIA</text:h>
      <text:p text:style-name="First_20_paragraph">El present conveni té una vigència de dos anys i es renovarà de forma tàcita de forma anual excepte decisió de qualsevol de les parts comunicada per escrit a l’altra amb una anticipació mínima d’un mes. En tot cas, la vigència màxima de l’acord, incloent el termini inicial i les eventuals pròrrogues, serà de 4 anys.</text:p>
      <text:h text:style-name="Heading_20_3" text:outline-level="3">6. CONTRAPRESTACIONS ECONÒMIQUES</text:h>
      <text:p text:style-name="First_20_paragraph">Aquest acord no implica obligacions de caràcter econòmic entre les parts.</text:p>
      <text:h text:style-name="Heading_20_3" text:outline-level="3">7. CONFIDENCIALITAT I TRACTAMENT DE LES DADES DE CARÀCTER PERSONAL</text:h>
      <text:p text:style-name="First_20_paragraph">Les parts es comprometen a guardar la màxima reserva i secret sobre la informació classificada com a confidencial, que serà qualsevol dada que les parts puguin accedir en virtut del present acord. Les parts es comprometen a no divulgar aquesta Informació Confidencial així com a no publicar-la ni posar-la a disposició de tercers davant qualsevol modalitat jurídica o de fet.</text:p>
      <text:p text:style-name="Text_20_body">Ambdues parts es comprometen al compliment de la Llei Orgànica 15/1999, de 13 de desembre, de Protecció de Dades de Caràcter Personal i normativa de desenvolupament.</text:p>
      <text:h text:style-name="Heading_20_3" text:outline-level="3">8. CAUSES D’EXTINCIÓ I EFECTES DE L’INCOMPLIMENT</text:h>
      <text:p text:style-name="First_20_paragraph">El present acord s'extingirà per alguna de les causes següents: - Per finalització del termini de vigència. - Per mutu acord de les parts manifestat per escrit. - Per incompliment dels acords que s'hi estableixen. - Per la denúncia d'una de les parts feta amb un mínim de dos mesos d'antelació, la qual cosa donarà lloc a la finalització del seus efectes un cop finalitzat el període de preavís i sense perjudici de finalitzar els compromisos iniciats. - Per les causes generals establertes en la legislació vigent.</text:p>
      <text:p text:style-name="Text_20_body">Qualsevol incompliment de les estipulacions d’aquest conveni permetrà a la part perjudicada optar per exigir-ne el compliment o la resolució.</text:p>
      <text:h text:style-name="Heading_20_3" text:outline-level="3">9. JURISDICCIÓ</text:h>
      <text:p text:style-name="First_20_paragraph">Les parts, per a la resolució de qualsevol qüestió o controvèrsia que pugui sorgir en relació a la interpretació o compliment del present acord, se sotmeten als Jutjats i Tribunals de al ciutat de Barcelona, amb renúncia expressa a qualsevol altre fur que els pogués ser aplicable o a l’arbitratge de dret en cas d’acord en aquest sentit.</text:p>
      <text:p text:style-name="Text_20_body">I en prova de conformitat les dues parts signen aquest acord, per duplicat i a un sol efecte, en la data i el lloc esmentats a l’encapçalament.</text:p>
      <text:p text:style-name="Text_20_body">@name-person-donor ...........................................</text:p>
      <text:p text:style-name="Text_20_body">@name-company-donor 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